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95" calcext:value-type="float">
            <text:p>0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91" calcext:value-type="float">
            <text:p>1.9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3.81" calcext:value-type="float">
            <text:p>3.8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7.62" calcext:value-type="float">
            <text:p>7.6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5.24" calcext:value-type="float">
            <text:p>15.24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95" calcext:value-type="float">
            <text:p>0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91" calcext:value-type="float">
            <text:p>1.9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3.81" calcext:value-type="float">
            <text:p>3.8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7.62" calcext:value-type="float">
            <text:p>7.6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5.24" calcext:value-type="float">
            <text:p>15.24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95" calcext:value-type="float">
            <text:p>0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91" calcext:value-type="float">
            <text:p>1.9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3.81" calcext:value-type="float">
            <text:p>3.8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7.62" calcext:value-type="float">
            <text:p>7.6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5.24" calcext:value-type="float">
            <text:p>15.24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95" calcext:value-type="float">
            <text:p>0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91" calcext:value-type="float">
            <text:p>1.9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3.81" calcext:value-type="float">
            <text:p>3.81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7.62" calcext:value-type="float">
            <text:p>7.62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5.24" calcext:value-type="float">
            <text:p>15.24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7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5:24:06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9S</meta:editing-duration>
    <meta:editing-cycles>4</meta:editing-cycles>
    <meta:generator>LibreOffice/5.2.7.2$Windows_x86 LibreOffice_project/2b7f1e640c46ceb28adf43ee075a6e8b8439ed10</meta:generator>
    <dc:date>2018-08-27T15:26:54.878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